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break-before="page"/>
    </style:style>
    <style:style style:name="P2" style:family="paragraph" style:parent-style-name="Preformatted_20_Text">
      <style:text-properties fo:language="hsb" fo:country="DE" officeooo:paragraph-rsid="001a74f1"/>
    </style:style>
    <style:style style:name="P3" style:family="paragraph" style:parent-style-name="Preformatted_20_Text">
      <style:text-properties fo:language="hsb" fo:country="DE" officeooo:paragraph-rsid="001c1361"/>
    </style:style>
    <style:style style:name="P4" style:family="paragraph" style:parent-style-name="Preformatted_20_Text">
      <style:text-properties officeooo:paragraph-rsid="001a74f1"/>
    </style:style>
    <style:style style:name="P5" style:family="paragraph" style:parent-style-name="Preformatted_20_Text">
      <style:text-properties officeooo:paragraph-rsid="001c1361"/>
    </style:style>
    <style:style style:name="T1" style:family="text">
      <style:text-properties fo:language="hsb" fo:country="DE"/>
    </style:style>
    <style:style style:name="T2" style:family="text">
      <style:text-properties fo:language="hsb" fo:country="DE" officeooo:rsid="001c1361"/>
    </style:style>
    <style:style style:name="T3" style:family="text">
      <style:text-properties officeooo:rsid="001a74f1"/>
    </style:style>
    <style:style style:name="T4" style:family="text">
      <style:text-properties officeooo:rsid="001c136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<text:s/></text:p>
      <text:p text:style-name="Preformatted_20_Text">%----------------------------------- </text:p>
      <text:p text:style-name="Preformatted_20_Text">% https://digital.slub-dresden.de/data/kitodo/BibltojeZ_478590679/BibltojeZ_478590679_tif/jpegs/00001628.tif.large.jpg </text:p>
      <text:p text:style-name="Preformatted_20_Text">%----------------------------------------------------------- </text:p>
      <text:p text:style-name="Preformatted_20_Text"/>
      <text:p text:style-name="P2">%----------------------------------- </text:p>
      <text:p text:style-name="P2"/>
      <text:p text:style-name="P4"><text:span text:style-name="T1">kapitl((</text:span>Druhi list swj. japoštoła Pětra.<text:span text:style-name="T3">))</text:span></text:p>
      <text:p text:style-name="P4"/>
      <text:p text:style-name="P4"><text:span text:style-name="T3">staw((</text:span>Prěni staw.<text:span text:style-name="T3">))</text:span></text:p>
      <text:p text:style-name="P4"/>
      <text:p text:style-name="P4"><text:span text:style-name="T3">detail((</text:span>Wo wěry płódnosći w dobrych skutkach a wo chwalbje swjateho pisma.<text:span text:style-name="T3">))</text:span></text:p>
      <text:p text:style-name="P4"/>
      <text:p text:style-name="P2">%----------------------------------- </text:p>
      <text:p text:style-name="P2"/>
      <text:p text:style-name="Preformatted_20_Text">1. Šiman Pětr, wotročk a japoštoł Jezom Chrysta, tym, kotřiž z nami runje tu drohu wěru dóstali su po tej prawdosći, kotruž dawa naš Bóh a tón zbóžnik Jezus Chrystus; <text:span text:style-name="T3">ref((</text:span>Rom. 1, 12.<text:span text:style-name="T3">))</text:span> </text:p>
      <text:p text:style-name="Preformatted_20_Text"/>
      <text:p text:style-name="P5">2. Hnada a měr přisporjej so wam přez to póznaće Bože a Jezom Chrysta, našeho Knjeza! <text:span text:style-name="T3">ref((</text:span>Rom. 1, 7.<text:span text:style-name="T4">))</text:span></text:p>
      <text:p text:style-name="P5"/>
      <text:p text:style-name="P5">3. Dokelž nam wot jeho Božeje mocy wšitko, štož k žiwjenju a k słužbje Božej słuša, date je přez to póznaće teho, kiž nas je powołał přez swoju krasnosć a móc; <text:span text:style-name="T3">ref((</text:span>1 Pětr. 2, 9.<text:span text:style-name="T4">))</text:span></text:p>
      <text:p text:style-name="P5"/>
      <text:p text:style-name="Preformatted_20_Text">4. Dha nam te drohe a najwjetše sluby date su, zo byšće wy přez te same dostojni byli teho bójskeho pširodźenja, jeli zo ćeknjeće tym skaženym lóštam na swěće. </text:p>
      <text:p text:style-name="Preformatted_20_Text"/>
      <text:p text:style-name="Preformatted_20_Text">5. Teho dla wažće wšitku prócu na to, zo byšće přiłožili k swojej wěrje počink a k počinku mudrosć, </text:p>
      <text:p text:style-name="Preformatted_20_Text"/>
      <text:p text:style-name="Preformatted_20_Text">6. A k mudrosći zdźeržliwosć, a k zdźeržliwosći sćerpliwosć, a k sćerpliwosći bohabojaznosć, </text:p>
      <text:p text:style-name="Preformatted_20_Text"/>
      <text:p text:style-name="P5">7. A k bohabojaznosći bratrsku lubosć, k bratrskej lubosći pak lubosć k wšitkim čłowjekam. <text:span text:style-name="T3">ref((</text:span>1 Thes. 3, 12.<text:span text:style-name="T4">))</text:span></text:p>
      <text:p text:style-name="Preformatted_20_Text"/>
      <text:p text:style-name="P5">8. Přetož hdyž to z połnej měru pola was je, njebudźe wone was lěnich a njepłódnych wostajić na póznaću našeho Knjeza Jezom Chrysta. <text:span text:style-name="T3">ref((</text:span>Tit. 3, 14.<text:span text:style-name="T4">))</text:span></text:p>
      <text:p text:style-name="P5"/>
      <text:p text:style-name="P5"/>
      <text:p text:style-name="P5"/>
      <text:p text:style-name="P1"><text:s/></text:p>
      <text:p text:style-name="Preformatted_20_Text">%----------------------------------- </text:p>
      <text:p text:style-name="Preformatted_20_Text">% https://digital.slub-dresden.de/data/kitodo/BibltojeZ_478590679/BibltojeZ_478590679_tif/jpegs/00001629.tif.large.jpg </text:p>
      <text:p text:style-name="Preformatted_20_Text">%----------------------------------------------------------- </text:p>
      <text:p text:style-name="Preformatted_20_Text"><text:s/></text:p>
      <text:p text:style-name="P5">9. Štóž pak to nima, tón je slepy a masa z rukomaj a zapomni teho wučisćenja swojich starych hrěchow. <text:span text:style-name="T3">ref((</text:span>1 Jan. 2, 9. 11.<text:span text:style-name="T4">))</text:span></text:p>
      <text:p text:style-name="P5"/>
      <text:p text:style-name="P5">10. Teho dla, lubi bratřa, prózujće so wjele wjazy, zo byšće waše powołanje a wuzwolenje twjerde sčinili. Přetož hdyž wy to činiće, dha njebudźeće wy so nihdy ztorčić; <text:span text:style-name="T3">ref((</text:span>Hebr. 3, 14.<text:span text:style-name="T4">))</text:span></text:p>
      <text:p text:style-name="P5"><text:s/></text:p>
      <text:p text:style-name="Preformatted_20_Text">11. A tak budźe wam bohaće podate to nutszańdźenje do teho wěčneho kralestwa našeho Knjeza a zbóžnika Jezom Chrysta. </text:p>
      <text:p text:style-name="Preformatted_20_Text"/>
      <text:p text:style-name="P5">12. Teho dla nochcu přestać, was stajnje teho dopomnić, hač wy je runje wěsće a sće posylnjeni w tej nětčišej prawdźe. <text:span text:style-name="T3">ref((</text:span>Rom. 15, 14. 15.<text:span text:style-name="T4">))</text:span></text:p>
      <text:p text:style-name="Preformatted_20_Text"/>
      <text:p text:style-name="Preformatted_20_Text">13. Přetož ja mam za zprawne, tak dołho hač tudy w tej hěće sym, zo bych was zbudźił z napominanjom, </text:p>
      <text:p text:style-name="Preformatted_20_Text"/>
      <text:p text:style-name="P5">14. Dokelž wěm, zo ja skoro swoju hětu wotpołožić dyrbju, jako mi tež naš Knjez Jezus Chrystus zjewił je. <text:span text:style-name="T3">ref((</text:span>Jan. 21, 18. 19.<text:span text:style-name="T4">))</text:span></text:p>
      <text:p text:style-name="P5"/>
      <text:p text:style-name="P5">15. Ja pak swěru na tym budu, zo byšće wy po mojim wukhodźe stajnje měli so teho dopomnić. </text:p>
      <text:p text:style-name="P5"/>
      <text:p text:style-name="P3">%----------------------------------- </text:p>
      <text:p text:style-name="P5"><text:span text:style-name="T1"/></text:p>
      <text:p text:style-name="P5"><text:span text:style-name="T2">detail((</text:span>Epistola na 6. njedźelu po třoch kralach.<text:span text:style-name="T4">))</text:span></text:p>
      <text:p text:style-name="P5"/>
      <text:p text:style-name="P3">%----------------------------------- </text:p>
      <text:p text:style-name="P5"><text:span text:style-name="T1"/></text:p>
      <text:p text:style-name="P5">16. [Přetož my njejsmy za lesnymi basničkami šli, jako my wam wupowjedźili smy tu móc a přichod našeho Knjeza Jezom Chrysta, ale my smy z našimaj wočomaj jeho krasnosć widźili. <text:span text:style-name="T3">ref((</text:span>1 Kor. 1, 17. St. 2, 1. 4.<text:span text:style-name="T4">))</text:span></text:p>
      <text:p text:style-name="Preformatted_20_Text"/>
      <text:p text:style-name="P5">17. Přetož wón je wot Boha Wótca česć a chwalbu dóstał, přez hłós, kotryž so k njemu sta wot wulkeje krasnosće z tajkim wašnjom: To je mój luby Syn, na kotrymž ja dobre spodobanje mam. <text:span text:style-name="T3">ref((</text:span>Mat. 17, 5. Mark. 9, 7. Luk. 9, 35. Mat. 3, 17.<text:span text:style-name="T4">))</text:span></text:p>
      <text:p text:style-name="Preformatted_20_Text"/>
      <text:p text:style-name="P5">18. A tón hłós smy my słyšeli, zo so z njebjes sta, jako my z nim běchmy na tej swjatej horje. </text:p>
      <text:p text:style-name="P5"/>
      <text:p text:style-name="P3">%----------------------------------- </text:p>
      <text:p text:style-name="P5"><text:span text:style-name="T1"/></text:p>
      <text:p text:style-name="P5"><text:span text:style-name="T2">detail((</text:span>Tekst na 20. njedźelu po swj. Trojicy. IV.<text:span text:style-name="T4">))</text:span></text:p>
      <text:p text:style-name="Preformatted_20_Text"/>
      <text:p text:style-name="P3">%----------------------------------- </text:p>
      <text:p text:style-name="P5"><text:span text:style-name="T1"/></text:p>
      <text:p text:style-name="P5">19. [A my mamy mózniše profetiske słowo, a wy na tym derje činiće, zo na njo kedźbujeće, jako na swěcu, kotraž so w ćěmnym kuće swěći, hač by so dźeń zaswitał a jutrna hwězda schadźała we wašich wutrobach. <text:span text:style-name="T3">ref((</text:span>pj,. 119, 105.<text:span text:style-name="T4">))</text:span></text:p>
      <text:p text:style-name="P5"/>
      <text:p text:style-name="P5">20. Wy pak dyrbiće to najprjedy wjedźić, zo žane profetiske pismo so njeda po samych člorózkich myslach wułožić; <text:span text:style-name="T3">ref((</text:span>2 Tim. 3, 16.! Rom. 12,7.<text:span text:style-name="T4">))</text:span></text:p>
      <text:p text:style-name="Preformatted_20_Text"/>
      <text:p text:style-name="Preformatted_20_Text">21. Přetož to profetiske słowo njeje zastarsku po člorózkej woli wuryčane, ale ći swjeći Boži ludźo su rěčeli, nanućeni wot swjateho Ducha. </text:p>
      <text:p text:style-name="Preformatted_20_Text"/>
      <text:p text:style-name="P3">%----------------------------------- </text:p>
      <text:p text:style-name="P5"><text:span text:style-name="T1"/></text:p>
      <text:p text:style-name="P5"><text:soft-page-break/><text:span text:style-name="T2"/></text:p>
      <text:p text:style-name="P5"><text:span text:style-name="T2">staw((</text:span>2. Staw.<text:span text:style-name="T4">))</text:span></text:p>
      <text:p text:style-name="P5"/>
      <text:p text:style-name="P5"><text:span text:style-name="T4">detail((</text:span>Wo falšnych wučerjach, jich štrafje a zawjedźenju.<text:span text:style-name="T4">))</text:span></text:p>
      <text:p text:style-name="P5"/>
      <text:p text:style-name="P3">%----------------------------------- </text:p>
      <text:p text:style-name="P5"><text:span text:style-name="T1"/></text:p>
      <text:p text:style-name="P5"><text:span text:style-name="T2"/></text:p>
      <text:p text:style-name="P5">1. Běchu pak tež falšni profetojo <text:s/>bjez ludom, jako tež bjez wami budźa falšni wučerjo, kotřiž budźa skradźu podtykać škódne kezaŕztwa, dokelž zapru teho Knjeza, kiž jich wukupił je, a sami sebi pšiwala nahłe skaženje. <text:span text:style-name="T3">ref((</text:span>1 Tim. 4, 1.<text:span text:style-name="T4">))</text:span></text:p>
      <text:p text:style-name="Preformatted_20_Text"/>
      <text:p text:style-name="P5">2. A jich wjele budźe za nimi hić do skaženja; přez kotrychž šćežka teje prawdy budźe hanjena. <text:span text:style-name="T3">ref((</text:span>2 Tim. 4, 3. 4.<text:span text:style-name="T4">))</text:span> </text:p>
      <text:p text:style-name="Preformatted_20_Text"/>
      <text:p text:style-name="P5">3. A woni budźa přez lakomstwo z jebaŕzkimi słowami wo was wikować. To satamanstwo pak, kotrež jim dawno wotsudźene je, so njekomdźi a jich skaženje njedrěma. <text:span text:style-name="T3">ref((</text:span>5 Mójz. 32, 35.<text:span text:style-name="T4">))</text:span> </text:p>
      <text:p text:style-name="Preformatted_20_Text"/>
      <text:p text:style-name="P5">4. Přetož hdyž Bóh tych jandźelow, kiž su zhrěšili, njeje přepušćił, ale je jich z rjećazami teje ćěmnosće do hele zastorčił a jich podał, zo bychu k sudu zkhowani byli; <text:span text:style-name="T3">ref((</text:span>Jud. št. 6. Jan. 8, 44.<text:span text:style-name="T4">))</text:span></text:p>
      <text:p text:style-name="P5"/>
      <text:p text:style-name="P5">5. A njeje lutował prěńšeho swěta, ale schowa Noa, prědarja prawdosće, sameho wosmeho, a přiwjedźe lijeńcu na swět tych bjezbóžnych; <text:span text:style-name="T3">ref((</text:span>1 Mójz. 7, 7. St. 8, 1.<text:span text:style-name="T4">))</text:span></text:p>
      <text:p text:style-name="P5"/>
      <text:p text:style-name="P5"/>
      <text:p text:style-name="P5"/>
      <text:p text:style-name="P5"/>
      <text:p text:style-name="P1"><text:s/></text:p>
      <text:p text:style-name="Preformatted_20_Text">%----------------------------------- </text:p>
      <text:p text:style-name="Preformatted_20_Text">% https://digital.slub-dresden.de/data/kitodo/BibltojeZ_478590679/BibltojeZ_478590679_tif/jpegs/00001630.tif.large.jpg </text:p>
      <text:p text:style-name="Preformatted_20_Text">%----------------------------------------------------------- </text:p>
      <text:p text:style-name="Preformatted_20_Text"/>
      <text:p text:style-name="P5">6. A je te města Sodom a Gomorru k popjełej sčinił, pšewróćił a wutupił a z tym znamjo postajił tym, kotřiž złe činić chcedźa; <text:span text:style-name="T3">ref((</text:span>1 Mójz. 19, 24.<text:span text:style-name="T4">))</text:span></text:p>
      <text:p text:style-name="P5"/>
      <text:p text:style-name="Preformatted_20_Text">7. A teho podtłóčeneho praweho Lota je z tych złóstnikow jich njepózćiweho towarstwa wutorhnył; </text:p>
      <text:p text:style-name="Preformatted_20_Text"/>
      <text:p text:style-name="P5">8. Přetož dokelž tutón prawy, kiž bjez nimi bydleše, jedyn dźeń jako druhi jich njeprawe skutki widźeć a słyšeć dyrbješe, rudźeše to jeho prawu dušu. <text:span text:style-name="T3">ref((</text:span>Pz. 119, 158. Ez. 9, 4.<text:span text:style-name="T4">))</text:span> </text:p>
      <text:p text:style-name="Preformatted_20_Text"/>
      <text:p text:style-name="P5">9. Přetož tón Knjez wě bohabojaznych ze spytowanja wumóž, njeprawych pak zkhować k sudnemu dnju, zo bychu čwělowani byli; <text:span text:style-name="T3">ref((</text:span>1 Kor. 10, 13.<text:span text:style-name="T4">))</text:span></text:p>
      <text:p text:style-name="Preformatted_20_Text"/>
      <text:p text:style-name="P5">10. A najwjacy tych, kotřiž z ćěłom w žadozći teje nječiztozće chodźa a wyšnosć zaspja, su khrobli, zasakli, so ničo njeboja te krasnosće hanić, <text:span text:style-name="T3">ref((</text:span>Jud. št. 4. 7. 8. 10. 16.<text:span text:style-name="T4">))</text:span></text:p>
      <text:p text:style-name="P5"/>
      <text:p text:style-name="Preformatted_20_Text">11. Hdźež wšak ći jandźeljo, kiž wjetšu sylnosć a móc maju, njeznjesu přećiwo sebi to hanibne sudźenje před tym Knjezom. </text:p>
      <text:p text:style-name="Preformatted_20_Text"/>
      <text:p text:style-name="P5">12. Ale tamni su jako te njerozomne skoćata, kotrež su po pširodźenju płodźene k łowjenju a k farězanju; tak woni to hanja, štož njerozumja, a budźa w swojim hinjenju zahinyć, <text:span text:style-name="T3">ref((</text:span>Jer. 12, 3. Jud. št. 10.<text:span text:style-name="T4">))</text:span></text:p>
      <text:p text:style-name="Preformatted_20_Text"/>
      <text:p text:style-name="P5">13. A tu mzdu teje njeprawdosće wotnosyć. Woni to dźerža za najlěpše, hdyž so dźeń jako dźeń móža kormić; ale wopluzk su a haniba, dokelž so derje maju při swojim jebanju a sobu kwasuja z wami; <text:span text:style-name="T3">ref((</text:span>Jud. št. 12.<text:span text:style-name="T4">))</text:span></text:p>
      <text:p text:style-name="P5"><text:s/></text:p>
      <text:p text:style-name="P5">14. Maju woči połnej mandźelztwołamanja, njedadźa sebi hrěchi wobarać, wabja k sebi te njewobztajne duše, maju wutrobu wuwučenu w lakomstwje, su pokleći ludźo;</text:p>
      <text:p text:style-name="P5"><text:s/></text:p>
      <text:p text:style-name="Preformatted_20_Text">15. Wostajiwši prawu šćežku su so zabłudźili; chodźa pak po puću Balaam, Bozoroweho syna, kotremuž so lubješe mzda teje njeprawdosće; </text:p>
      <text:p text:style-name="Preformatted_20_Text"/>
      <text:p text:style-name="P5">16. Bu pak dowjedźeny swojeho přestupjenja; přetož ta něma wósliza, na kotrejž jězdźeše, rěčeše z čłowječnym hłosom a wobaraše teho profety tórnozći. <text:span text:style-name="T3">ref((</text:span>4 Mójz. 22, 28.<text:span text:style-name="T4">))</text:span> </text:p>
      <text:p text:style-name="Preformatted_20_Text"/>
      <text:p text:style-name="P5">17. Woni su studnje bjez wody a mróčele, wot wichora wokoło honjene; kotrymž ta ćěmna ćma do wěčnosće schowana je. <text:span text:style-name="T3">ref((</text:span>Jud. št. 12.<text:span text:style-name="T4">))</text:span></text:p>
      <text:p text:style-name="P5"><text:s/></text:p>
      <text:p text:style-name="P5">18. Přetož woni ryča nadute a prózdne słowa a zawjedźa w ćělnych lóštach, haj w njepózćiwozći tych samych, kotřiž woprawdźe ćekli běchu wot tych, kiž w błudźe chodźa; <text:span text:style-name="T3">ref((</text:span>Pz. 17, 10. Jud. št. 16.<text:span text:style-name="T4">))</text:span></text:p>
      <text:p text:style-name="P5"><text:s/></text:p>
      <text:p text:style-name="P5">19. A polubja jim frejotu, kiž wšak sami skaženi wotročcy su. Přetož wot kohož štó je pšewinjeny, temu je wón tež za wotročka. <text:span text:style-name="T3">ref((</text:span>Jan. 8, 34. Rom. 6, 6.<text:span text:style-name="T4">))</text:span></text:p>
      <text:p text:style-name="P5"><text:s/></text:p>
      <text:p text:style-name="P5">20. Su-li pak ći, kiž wušli su z njerjada teho swěta přez to póznaće teho Knjeza a zbóžnika Jezom Chrysta, z noweho zaso w tym wjaznuli a budźa pšemóženi, tak zo wulězć njemóža, dha je so z nimi to poslednje hórše sčiniło, dyžli prěńše běše. <text:span text:style-name="T3">ref((</text:span>Mat. 12, 45. Hebr. 6, 4—?.<text:span text:style-name="T4">))</text:span></text:p>
      <text:p text:style-name="P5"><text:s/></text:p>
      <text:p text:style-name="P5">21. Přetož lěpje by jim było, zo bychu nihdy njepóznali puć teje prawdosće, dyžli zo jón póznaju a so wróća wot swjateje přikaznje, kotraž jim data je. <text:span text:style-name="T3">ref((</text:span>gsut. 12, 47. 48.<text:span text:style-name="T4">))</text:span></text:p>
      <text:p text:style-name="P5"><text:s/></text:p>
      <text:p text:style-name="P5"><text:soft-page-break/></text:p>
      <text:p text:style-name="P5">22. Stało so jim je, štož so hewak w prawym pšisłowje rěči: Pos žerje zaso, štož je wublał; a swinjo wala so po kupjeli zaso w błóće. <text:span text:style-name="T3">ref((</text:span>Přisł. 26, 11.<text:span text:style-name="T4">))</text:span></text:p>
      <text:p text:style-name="P5"><text:s/></text:p>
      <text:p text:style-name="P3">%----------------------------------- </text:p>
      <text:p text:style-name="P5"><text:span text:style-name="T1"/></text:p>
      <text:p text:style-name="P5"><text:span text:style-name="T2">staw((</text:span>3. Staw.<text:span text:style-name="T4">))</text:span></text:p>
      <text:p text:style-name="P5"/>
      <text:p text:style-name="P5"><text:span text:style-name="T4">detail((</text:span>Wo poslenich časach, Chrystusowym přichodźe a doztojnym přihotowanju na njón.<text:span text:style-name="T4">))</text:span></text:p>
      <text:p text:style-name="P5"/>
      <text:p text:style-name="P3">%----------------------------------- </text:p>
      <text:p text:style-name="P5"><text:span text:style-name="T1"/></text:p>
      <text:p text:style-name="P5"><text:span text:style-name="T1"/></text:p>
      <text:p text:style-name="P5">1. To je hižom druhi list, kotryž wam pišu, wy lubi, w kotrymajż ja z dopomnjenjom zbudźu wašu zprawnu mysl, <text:span text:style-name="T3">ref((</text:span>St. 1, 13.<text:span text:style-name="T4">))</text:span></text:p>
      <text:p text:style-name="P5"/>
      <text:p text:style-name="P5"/>
      <text:p text:style-name="P5"/>
      <text:p text:style-name="P5"/>
      <text:p text:style-name="P1"><text:s/></text:p>
      <text:p text:style-name="Preformatted_20_Text">%----------------------------------- </text:p>
      <text:p text:style-name="Preformatted_20_Text">% https://digital.slub-dresden.de/data/kitodo/BibltojeZ_478590679/BibltojeZ_478590679_tif/jpegs/00001631.tif.large.jpg </text:p>
      <text:p text:style-name="Preformatted_20_Text">%----------------------------------------------------------- </text:p>
      <text:p text:style-name="Preformatted_20_Text"/>
      <text:p text:style-name="P5">2. So byšće zpominali na te słowa, kotrež wam su připowědane wot tych swjatych profetow, a na našu wučbu, kiž my smy japoštoli teho Knjeza a zbóžnika. </text:p>
      <text:p text:style-name="P5"/>
      <text:p text:style-name="P3">%----------------------------------- </text:p>
      <text:p text:style-name="P5"><text:span text:style-name="T1"/></text:p>
      <text:p text:style-name="P5">Epistola na 26. njedźelu po swj. Trojicy. </text:p>
      <text:p text:style-name="Preformatted_20_Text"/>
      <text:p text:style-name="P3">%----------------------------------- </text:p>
      <text:p text:style-name="P5"><text:span text:style-name="T1"/></text:p>
      <text:p text:style-name="P5">3. [A to wy dyrbiće najprjedy wjedźić, zo w tych poslenich dnjach přińć budźa wusměwzy, kiž budźa po swojich lóštach chodźić, <text:span text:style-name="T3">ref((</text:span>1 Tim. 4, 1. 2 Tim. 3, 1—5. Mat. 24, 4. Jud. št. 18.<text:span text:style-name="T4">))</text:span></text:p>
      <text:p text:style-name="P5"/>
      <text:p text:style-name="P5">4. A rjeknyć: Hdźe je tón slub jeho přichoda? Přetož wot teho časa, jako wótcojo wusnyli su, wostanje wšitko tak, kaž było je wot spočatka teho stworjenja. <text:span text:style-name="T3">ref((</text:span>Jez. 5, 19.<text:span text:style-name="T4">))</text:span></text:p>
      <text:p text:style-name="P5"><text:s/></text:p>
      <text:p text:style-name="Preformatted_20_Text">5. Ale samopašnozće dla nochzedźa wjedźić, zo te njebjesa zastarsku tež běchu, a ta zemja, kiž z wody a přez wodu je wobztała přez Bože słowo; </text:p>
      <text:p text:style-name="Preformatted_20_Text"/>
      <text:p text:style-name="P5">6. Dha wšak přez te same tamny swět z lijeńcu je potepjeny a zkaženy. <text:span text:style-name="T3">ref((</text:span>1 Mójz. 7, 17.<text:span text:style-name="T4">))</text:span></text:p>
      <text:p text:style-name="P5"><text:s/></text:p>
      <text:p text:style-name="Preformatted_20_Text">7. Ale nětčiše njebjesa a zemja budźa přez jeho słowo wotłožene a k wohenju schowane na tón dźeń | teho suda a zatamanstwa bjezbóžnych ludźi. </text:p>
      <text:p text:style-name="Preformatted_20_Text"/>
      <text:p text:style-name="Preformatted_20_Text">8. To jene pak nochcu, zo by wam potajene było, wy najlubši, zo jedyn dźeń před tym Knjezom je jako tawzynt lět, a tawzynt lět jako jedyn dźeń. </text:p>
      <text:p text:style-name="Preformatted_20_Text"/>
      <text:p text:style-name="P5">9. Tón Knjez so ze slubom njekomdźi, jako někotři to za komdźenje maju; ale wón ma ćerpjenje z nami a nochce, zo by štó zhubjeny był, ale zo by so kóždy k pokuće wobroćił. <text:span text:style-name="T3">ref((</text:span>Hab. 2, 3. Ez. 18, 23.<text:span text:style-name="T4">))</text:span></text:p>
      <text:p text:style-name="P5"><text:s/></text:p>
      <text:p text:style-name="P5">10. Teho Knjeza dźeń pak budźe přińć jako paduch w nocy, na kotrymż njebjesa zańć budźa z wulkim ropotom; helementy pak budźa před hězu so rozeškrěć, a zemja a te wěcy, kiž w njej su, budźa so spalić. <text:span text:style-name="T3">ref((</text:span>Luk. 12, 39. 1 Thes. 5, 2. 3. Zjew. 3, 3. St. 16, 15. 2 Pětr. 3, 7. Łuk. 31, 33.<text:span text:style-name="T4">))</text:span></text:p>
      <text:p text:style-name="P5"><text:s/></text:p>
      <text:p text:style-name="Preformatted_20_Text">11. Hdyž teho dla to wšitko ma rozeńć, dha dyrbiće wy hotowi być ze swjatym žiwjenjom a z bohabojaznym wašnjom, </text:p>
      <text:p text:style-name="Preformatted_20_Text"/>
      <text:p text:style-name="Preformatted_20_Text">12. So byšće čakali a khwatali k pšichodej teho Božeho dnja, na kotrymž njebjesa so přez woheń rospušćić a helementy před hězu so rozeškrěć budźa. </text:p>
      <text:p text:style-name="Preformatted_20_Text"/>
      <text:p text:style-name="P5">13. My pak po jeho slubje čakamy na nowe njebjesa a na nowu zemju, w kotrychž prawdosć přebywa. <text:span text:style-name="T3">ref((</text:span>Jez. 65, 17. St. 66, 22. Zjew. 21, 1.<text:span text:style-name="T4">))</text:span> </text:p>
      <text:p text:style-name="Preformatted_20_Text"/>
      <text:p text:style-name="P5">14. Teho dla, moji najlubši, dokelž wy na to čakać maće, dha budźće swěru na tym, zo byšće wy před nim njezmazani a bjez haniby namakani byli w měrje. <text:span text:style-name="T3">ref((</text:span>1 Thes. 3, 13. 1 Kor. 1, 8.<text:span text:style-name="T4">))</text:span></text:p>
      <text:p text:style-name="Preformatted_20_Text"/>
      <text:p text:style-name="P5">15. A mějće tu sćerpliwosć našeho Knjeza za swoju zbóžnosć; kaž tež naš luby bratr Pawoł po tej mudrosći, kotraž jemu data je, wam je pisał, <text:span text:style-name="T3">ref((</text:span>Rom. 2, 4. 1 Pětr. 3, 20.<text:span text:style-name="T4">))</text:span></text:p>
      <text:p text:style-name="P5"/>
      <text:p text:style-name="P5"/>
      <text:p text:style-name="P5"/>
      <text:p text:style-name="P5"><text:soft-page-break/></text:p>
      <text:p text:style-name="Preformatted_20_Text">16. Kaž wón tež we wšěch swojich listach wot teho rěči, w kotrychž su někotre wěcy ćežke k zrozymjenju, kotrež, jako tež te druhe pisma, ći njewučeni a njewobztajni pšewobroća k samemu swojemu satamanstwu.</text:p>
      <text:p text:style-name="Preformatted_20_Text"/>
      <text:p text:style-name="P5">17. Wy pak, moji najlubši, dokelž to prjedy wěsće, dha hladajće so, zo byšće wy, do błuda tych njezbóžnych ludźi sobu ćehnjeni, njewupanyli ze swojeje wobstajnosće. <text:span text:style-name="T3">ref((</text:span>Mark. 13, 5. 9. 33.<text:span text:style-name="T4">))</text:span></text:p>
      <text:p text:style-name="P5"><text:s/></text:p>
      <text:p text:style-name="Preformatted_20_Text">18. Ale rozćće w hnadźe a póznaću našeho Knjeza a zbóžnika Jezom Chrysta.,. Temu samemu, budź česć nětk a hač do wěčneho časa. Hamjeń. </text:p>
      <text:p text:style-name="Preformatted_20_Text"/>
      <text:p text:style-name="Preformatted_20_Text"/>
      <text:p text:style-name="Preformatted_20_Text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hsb" fo:country="D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hsb" fo:country="D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07P0" style:volatile="true">
      <number:number number:decimal-places="0" number:min-decimal-places="0" number:min-integer-digits="1" number:grouping="true"/>
      <number:text> </number:text>
      <number:currency-symbol number:language="de" number:country="DE">DM</number:currency-symbol>
    </number:currency-style>
    <number:currency-style style:name="N107">
      <number:text>-</number:text>
      <number:number number:decimal-places="0" number:min-decimal-places="0" number:min-integer-digits="1" number:grouping="true"/>
      <number:text> </number:text>
      <number:currency-symbol number:language="de" number:country="DE">DM</number:currency-symbol>
      <style:map style:condition="value()&gt;=0" style:apply-style-name="N107P0"/>
    </number:currency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de" number:country="DE">DM</number:currency-symbol>
    </number:currency-style>
    <number:currency-style style:name="N108">
      <number:text>-</number:text>
      <number:number number:decimal-places="2" number:min-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08P0"/>
    </number:currency-style>
    <number:currency-style style:name="N109P0" style:volatile="true">
      <number:number number:decimal-places="0" number:min-decimal-places="0" number:min-integer-digits="1" number:grouping="true"/>
      <number:text> </number:text>
      <number:currency-symbol number:language="de" number:country="DE">DM</number:currency-symbol>
    </number:currency-style>
    <number:currency-style style:name="N109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de" number:country="DE">DM</number:currency-symbol>
      <style:map style:condition="value()&gt;=0" style:apply-style-name="N109P0"/>
    </number:currency-style>
    <number:currency-style style:name="N110P0" style:volatile="true">
      <number:number number:decimal-places="2" number:min-decimal-places="2" number:min-integer-digits="1" number:grouping="true"/>
      <number:text> </number:text>
      <number:currency-symbol number:language="de" number:country="DE">DM</number:currency-symbol>
    </number:currency-style>
    <number:currency-style style:name="N11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10P0"/>
    </number:currency-style>
    <number:currency-style style:name="N111P0" style:volatile="true">
      <number:number number:decimal-places="2" number:min-decimal-places="0" number:decimal-replacement="--" number:min-integer-digits="1" number:grouping="true"/>
      <number:text> </number:text>
      <number:currency-symbol number:language="de" number:country="DE">DM</number:currency-symbol>
    </number:currency-style>
    <number:currency-style style:name="N111">
      <style:text-properties fo:color="#ff0000"/>
      <number:text>-</number:text>
      <number:number number:decimal-places="2" number:min-decimal-places="0" number:decimal-replacement="--" number:min-integer-digits="1" number:grouping="true"/>
      <number:text> </number:text>
      <number:currency-symbol number:language="de" number:country="DE">DM</number:currency-symbol>
      <style:map style:condition="value()&gt;=0" style:apply-style-name="N111P0"/>
    </number:currency-style>
    <number:number-style style:name="N10107" number:language="hsb" number:country="DE" loext:transliteration-spellout="cardinal" number:transliteration-language="hsb" number:transliteration-country="DE">
      <number:number number:decimal-places="0" number:min-decimal-places="0" number:min-integer-digits="1"/>
    </number:number-style>
    <number:number-style style:name="N10108" number:language="hsb" number:country="DE" loext:transliteration-spellout="capitalize cardinal" number:transliteration-language="hsb" number:transliteration-country="DE">
      <number:number number:decimal-places="0" number:min-decimal-places="0" number:min-integer-digits="1"/>
    </number:number-style>
    <number:number-style style:name="N10109" number:language="hsb" number:country="DE" loext:transliteration-spellout="upper cardinal" number:transliteration-language="hsb" number:transliteration-country="DE">
      <number:number number:decimal-places="0" number:min-decimal-places="0" number:min-integer-digits="1"/>
    </number:number-style>
    <number:number-style style:name="N10110" number:language="hsb" number:country="DE" loext:transliteration-spellout="EUR" number:transliteration-language="hsb" number:transliteration-country="DE">
      <number:number number:decimal-places="0" number:min-decimal-places="0" number:min-integer-digits="1"/>
    </number:number-style>
    <number:number-style style:name="N10111" number:language="hsb" number:country="DE" loext:transliteration-spellout="EUR" number:transliteration-language="hsb" number:transliteration-country="DE">
      <number:number number:decimal-places="2" number:min-decimal-places="2" number:min-integer-digits="1"/>
    </number:number-style>
    <number:number-style style:name="N10112" number:language="hsb" number:country="DE" loext:transliteration-spellout="upper EUR" number:transliteration-language="hsb" number:transliteration-country="DE">
      <number:number number:decimal-places="0" number:min-decimal-places="0" number:min-integer-digits="1"/>
    </number:number-style>
    <number:number-style style:name="N10113" number:language="hsb" number:country="DE" loext:transliteration-spellout="upper EUR" number:transliteration-language="hsb" number:transliteration-country="DE">
      <number:number number:decimal-places="2" number:min-decimal-places="2" number:min-integer-digits="1"/>
    </number:number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12-21T17:46:27.638637510</dc:date>
    <meta:editing-duration>PT1M47S</meta:editing-duration>
    <meta:editing-cycles>2</meta:editing-cycles>
    <meta:generator>LibreOffice/24.2.7.2$Linux_X86_64 LibreOffice_project/420$Build-2</meta:generator>
    <meta:document-statistic meta:table-count="0" meta:image-count="0" meta:object-count="0" meta:page-count="7" meta:paragraph-count="114" meta:word-count="1821" meta:character-count="11507" meta:non-whitespace-character-count="9714"/>
  </office:meta>
</office:document-meta>
</file>